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roid Sans" svg:font-family="'Droid Sans'"/>
    <style:font-face style:name="Mangal1" svg:font-family="Mangal"/>
    <style:font-face style:name="Open Sans" svg:font-family="'Open Sans', sans-serif"/>
    <style:font-face style:name="Spartan" svg:font-family="Spartan, Roboto, sans-serif"/>
    <style:font-face style:name="Times New Roman1" svg:font-family="'Times New Roman'"/>
    <style:font-face style:name="apple-system" svg:font-family="apple-system, BlinkMacSystemFont, 'SF Pro Display', 'Segoe UI', Roboto, Oxygen, Ubuntu, Cantarell, 'Fira Sans', 'Droid Sans', 'Helvetica Neue', sans-serif"/>
    <style:font-face style:name="oswald" svg:font-family="oswald, sans-serif"/>
    <style:font-face style:name="rubik" svg:font-family="rubik, helvetica, arial, sans-serif"/>
    <style:font-face style:name="sans-serif" svg:font-family="sans-serif"/>
    <style:font-face style:name="trebuchet ms" svg:font-family="'trebuchet ms'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e72" officeooo:paragraph-rsid="00048e72"/>
    </style:style>
    <style:style style:name="P2" style:family="paragraph" style:parent-style-name="Standard">
      <style:text-properties officeooo:rsid="00048e72" officeooo:paragraph-rsid="0030cfe5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tyle="italic" officeooo:rsid="00048e72" officeooo:paragraph-rsid="00048e72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tyle="italic" officeooo:rsid="00048e72" officeooo:paragraph-rsid="00348cc1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officeooo:paragraph-rsid="00048e72"/>
    </style:style>
    <style:style style:name="P6" style:family="paragraph" style:parent-style-name="Standard">
      <style:paragraph-properties fo:text-align="justify" style:justify-single-word="false"/>
      <style:text-properties officeooo:paragraph-rsid="00348cc1"/>
    </style:style>
    <style:style style:name="P7" style:family="paragraph" style:parent-style-name="Standard">
      <style:text-properties style:font-name="Liberation Serif" fo:font-style="italic" officeooo:rsid="000a67e5" officeooo:paragraph-rsid="000a67e5" style:font-style-asian="italic" style:font-style-complex="italic"/>
    </style:style>
    <style:style style:name="P8" style:family="paragraph" style:parent-style-name="Standard">
      <style:text-properties style:font-name="Liberation Serif" fo:font-style="italic" officeooo:rsid="00114628" officeooo:paragraph-rsid="00236c98" style:font-style-asian="italic" style:font-style-complex="italic"/>
    </style:style>
    <style:style style:name="P9" style:family="paragraph" style:parent-style-name="Standard">
      <style:text-properties style:font-name="Liberation Serif" fo:font-style="italic" officeooo:rsid="0018434e" officeooo:paragraph-rsid="0019ed85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18434e" officeooo:paragraph-rsid="002f393f" style:font-style-asian="italic" style:font-style-complex="italic"/>
    </style:style>
    <style:style style:name="P11" style:family="paragraph" style:parent-style-name="Standard">
      <style:text-properties officeooo:paragraph-rsid="001c3890"/>
    </style:style>
    <style:style style:name="P12" style:family="paragraph" style:parent-style-name="Standard">
      <style:text-properties officeooo:paragraph-rsid="00286842"/>
    </style:style>
    <style:style style:name="P13" style:family="paragraph" style:parent-style-name="Standard">
      <style:text-properties officeooo:paragraph-rsid="002796ad"/>
    </style:style>
    <style:style style:name="P14" style:family="paragraph" style:parent-style-name="Standard">
      <style:text-properties officeooo:paragraph-rsid="002f393f"/>
    </style:style>
    <style:style style:name="P15" style:family="paragraph" style:parent-style-name="Standard">
      <style:text-properties officeooo:paragraph-rsid="0030cfe5"/>
    </style:style>
    <style:style style:name="P16" style:family="paragraph" style:parent-style-name="Standard">
      <style:paragraph-properties fo:break-before="page"/>
      <style:text-properties style:font-name="Liberation Serif" fo:font-style="italic" officeooo:rsid="000a67e5" officeooo:paragraph-rsid="001c3890" style:font-style-asian="italic" style:font-style-complex="italic"/>
    </style:style>
    <style:style style:name="P17" style:family="paragraph" style:parent-style-name="Standard">
      <style:paragraph-properties fo:break-before="page"/>
      <style:text-properties officeooo:paragraph-rsid="00236c98"/>
    </style:style>
    <style:style style:name="P18" style:family="paragraph" style:parent-style-name="Standard">
      <style:text-properties officeooo:rsid="002796ad" officeooo:paragraph-rsid="002796ad"/>
    </style:style>
    <style:style style:name="P19" style:family="paragraph" style:parent-style-name="Standard" style:list-style-name="L1">
      <style:text-properties officeooo:paragraph-rsid="000afad0"/>
    </style:style>
    <style:style style:name="P20" style:family="paragraph" style:parent-style-name="Standard" style:list-style-name="L1">
      <style:text-properties officeooo:paragraph-rsid="000b5782"/>
    </style:style>
    <style:style style:name="P21" style:family="paragraph" style:parent-style-name="Standard" style:list-style-name="L1">
      <style:text-properties officeooo:paragraph-rsid="0037ac4a"/>
    </style:style>
    <style:style style:name="P22" style:family="paragraph" style:parent-style-name="Standard" style:list-style-name="L1">
      <style:text-properties style:font-name="Liberation Serif" fo:font-style="italic" officeooo:rsid="000a67e5" officeooo:paragraph-rsid="000a67e5" style:font-style-asian="italic" style:font-style-complex="italic"/>
    </style:style>
    <style:style style:name="P23" style:family="paragraph" style:parent-style-name="Standard" style:list-style-name="L1">
      <style:text-properties style:font-name="Liberation Serif" fo:font-style="italic" officeooo:rsid="000b5782" officeooo:paragraph-rsid="000b5782" style:font-style-asian="italic" style:font-style-complex="italic"/>
    </style:style>
    <style:style style:name="P24" style:family="paragraph" style:parent-style-name="Standard" style:list-style-name="L1">
      <style:text-properties style:font-name="Liberation Serif" fo:font-style="italic" officeooo:rsid="000b5782" officeooo:paragraph-rsid="0036e524" style:font-style-asian="italic" style:font-style-complex="italic"/>
    </style:style>
    <style:style style:name="P25" style:family="paragraph" style:parent-style-name="Standard" style:list-style-name="L1">
      <style:text-properties style:font-name="Liberation Serif" fo:font-style="italic" officeooo:rsid="000b5782" officeooo:paragraph-rsid="00374731" style:font-style-asian="italic" style:font-style-complex="italic"/>
    </style:style>
    <style:style style:name="P26" style:family="paragraph" style:parent-style-name="Standard" style:list-style-name="L1">
      <style:text-properties style:font-name="Liberation Serif" fo:font-style="italic" officeooo:rsid="000afad0" officeooo:paragraph-rsid="000afad0" style:font-style-asian="italic" style:font-style-complex="italic"/>
    </style:style>
    <style:style style:name="P27" style:family="paragraph" style:parent-style-name="Standard" style:list-style-name="L2">
      <style:text-properties style:font-name="Liberation Serif" fo:font-style="italic" officeooo:rsid="00114628" officeooo:paragraph-rsid="0024f13f" style:font-style-asian="italic" style:font-style-complex="italic"/>
    </style:style>
    <style:style style:name="P28" style:family="paragraph" style:parent-style-name="Standard">
      <style:text-properties style:font-name="Liberation Serif" fo:font-style="italic" officeooo:rsid="0018434e" officeooo:paragraph-rsid="0019ed85" style:font-style-asian="italic" style:font-style-complex="italic"/>
    </style:style>
    <style:style style:name="P29" style:family="paragraph" style:parent-style-name="Standard">
      <style:text-properties style:font-name="Liberation Serif" fo:font-style="italic" officeooo:rsid="003a62a9" officeooo:paragraph-rsid="003be795" style:font-style-asian="italic" style:font-style-complex="italic"/>
    </style:style>
    <style:style style:name="P30" style:family="paragraph" style:parent-style-name="Standard" style:list-style-name="L4">
      <style:text-properties style:font-name="Liberation Serif" fo:font-style="italic" officeooo:rsid="003a62a9" officeooo:paragraph-rsid="003be795" style:font-style-asian="italic" style:font-style-complex="italic"/>
    </style:style>
    <style:style style:name="P31" style:family="paragraph" style:parent-style-name="Standard" style:list-style-name="L4">
      <style:text-properties style:font-name="Liberation Serif" fo:font-style="italic" officeooo:rsid="003a62a9" officeooo:paragraph-rsid="003f56dd" style:font-style-asian="italic" style:font-style-complex="italic"/>
    </style:style>
    <style:style style:name="P32" style:family="paragraph" style:parent-style-name="Standard">
      <style:text-properties style:font-name="Liberation Serif" fo:font-style="italic" officeooo:rsid="003e37fb" officeooo:paragraph-rsid="003e37fb" style:font-style-asian="italic" style:font-style-complex="italic"/>
    </style:style>
    <style:style style:name="P33" style:family="paragraph" style:parent-style-name="Standard" style:list-style-name="L4">
      <style:text-properties style:font-name="Liberation Serif" fo:font-style="italic" officeooo:rsid="003f56dd" officeooo:paragraph-rsid="003f56dd" style:font-style-asian="italic" style:font-style-complex="italic"/>
    </style:style>
    <style:style style:name="P34" style:family="paragraph" style:parent-style-name="Standard" style:list-style-name="L2">
      <style:text-properties officeooo:paragraph-rsid="00236c98"/>
    </style:style>
    <style:style style:name="P35" style:family="paragraph" style:parent-style-name="Standard" style:list-style-name="L2">
      <style:text-properties officeooo:paragraph-rsid="00416a23"/>
    </style:style>
    <style:style style:name="P36" style:family="paragraph" style:parent-style-name="Standard" style:list-style-name="L2">
      <style:text-properties officeooo:paragraph-rsid="00418ed7"/>
    </style:style>
    <style:style style:name="P37" style:family="paragraph" style:parent-style-name="Standard" style:list-style-name="L2">
      <style:text-properties officeooo:paragraph-rsid="002f393f"/>
    </style:style>
    <style:style style:name="P38" style:family="paragraph" style:parent-style-name="Standard" style:list-style-name="L2">
      <style:text-properties officeooo:rsid="0018434e" officeooo:paragraph-rsid="00418ed7"/>
    </style:style>
    <style:style style:name="P39" style:family="paragraph" style:parent-style-name="Standard" style:list-style-name="L2">
      <style:text-properties officeooo:rsid="00114628" officeooo:paragraph-rsid="002f393f"/>
    </style:style>
    <style:style style:name="P40" style:family="paragraph" style:parent-style-name="Standard" style:list-style-name="L3">
      <style:text-properties officeooo:paragraph-rsid="004e0ae8"/>
    </style:style>
    <style:style style:name="P41" style:family="paragraph" style:parent-style-name="Standard" style:list-style-name="L3">
      <style:text-properties officeooo:paragraph-rsid="005005e0"/>
    </style:style>
    <style:style style:name="P42" style:family="paragraph" style:parent-style-name="Standard">
      <style:text-properties style:font-name="Liberation Serif" officeooo:rsid="00048e72" officeooo:paragraph-rsid="00361702"/>
    </style:style>
    <style:style style:name="P43" style:family="paragraph" style:parent-style-name="Standard" style:list-style-name="L2">
      <style:text-properties officeooo:rsid="0044842f" officeooo:paragraph-rsid="00462ed6"/>
    </style:style>
    <style:style style:name="P44" style:family="paragraph" style:parent-style-name="Standard" style:list-style-name="L2">
      <style:text-properties officeooo:rsid="00462ed6" officeooo:paragraph-rsid="00462ed6"/>
    </style:style>
    <style:style style:name="P45" style:family="paragraph" style:parent-style-name="Standard" style:list-style-name="L2">
      <style:text-properties officeooo:rsid="004756b1" officeooo:paragraph-rsid="004756b1"/>
    </style:style>
    <style:style style:name="P46" style:family="paragraph" style:parent-style-name="Standard" style:list-style-name="L2">
      <style:text-properties officeooo:rsid="004756b1" officeooo:paragraph-rsid="0047ac5a" fo:background-color="#81d41a"/>
    </style:style>
    <style:style style:name="P47" style:family="paragraph" style:parent-style-name="Standard" style:list-style-name="L2">
      <style:text-properties officeooo:rsid="0047ac5a" officeooo:paragraph-rsid="0047ac5a" fo:background-color="transparent"/>
    </style:style>
    <style:style style:name="P48" style:family="paragraph" style:parent-style-name="Standard">
      <style:text-properties fo:font-size="11pt" officeooo:rsid="001e2daa" officeooo:paragraph-rsid="001e2daa" style:font-size-asian="11pt" style:font-size-complex="11pt"/>
    </style:style>
    <style:style style:name="P49" style:family="paragraph" style:parent-style-name="Standard" style:list-style-name="L3">
      <style:text-properties fo:font-size="11pt" officeooo:paragraph-rsid="004adf94" style:font-size-asian="11pt" style:font-size-complex="11pt"/>
    </style:style>
    <style:style style:name="P50" style:family="paragraph" style:parent-style-name="Standard" style:list-style-name="L3">
      <style:text-properties fo:font-size="11pt" officeooo:paragraph-rsid="001f29d6" style:font-size-asian="11pt" style:font-size-complex="11pt"/>
    </style:style>
    <style:style style:name="P51" style:family="paragraph" style:parent-style-name="Standard" style:list-style-name="L3">
      <style:text-properties fo:font-size="11pt" officeooo:paragraph-rsid="004c7c78" style:font-size-asian="11pt" style:font-size-complex="11pt"/>
    </style:style>
    <style:style style:name="P52" style:family="paragraph" style:parent-style-name="Standard" style:list-style-name="L3">
      <style:text-properties fo:font-size="11pt" officeooo:paragraph-rsid="004e0ae8" style:font-size-asian="11pt" style:font-size-complex="11pt"/>
    </style:style>
    <style:style style:name="P53" style:family="paragraph" style:parent-style-name="Standard" style:list-style-name="L3">
      <style:text-properties fo:font-size="11pt" officeooo:paragraph-rsid="00222481" style:font-size-asian="11pt" style:font-size-complex="11pt"/>
    </style:style>
    <style:style style:name="P54" style:family="paragraph" style:parent-style-name="Standard">
      <style:text-properties fo:font-size="11pt" officeooo:rsid="00048e72" officeooo:paragraph-rsid="002ad9d9" style:font-size-asian="11pt" style:font-size-complex="11pt"/>
    </style:style>
    <style:style style:name="P55" style:family="paragraph" style:parent-style-name="Standard">
      <style:text-properties fo:font-size="11pt" officeooo:paragraph-rsid="002ad9d9" style:font-size-asian="11pt" style:font-size-complex="11pt"/>
    </style:style>
    <style:style style:name="P56" style:family="paragraph" style:parent-style-name="Standard" style:list-style-name="L3">
      <style:text-properties fo:font-size="11pt" fo:font-style="italic" officeooo:rsid="001e2daa" officeooo:paragraph-rsid="001f29d6" style:font-size-asian="11pt" style:font-style-asian="italic" style:font-size-complex="11pt" style:font-style-complex="italic"/>
    </style:style>
    <style:style style:name="P57" style:family="paragraph" style:parent-style-name="Standard" style:list-style-name="L3">
      <style:text-properties fo:font-size="11pt" fo:font-style="italic" officeooo:paragraph-rsid="001f29d6" style:font-size-asian="11pt" style:font-style-asian="italic" style:font-size-complex="11pt" style:font-style-complex="italic"/>
    </style:style>
    <style:style style:name="P58" style:family="paragraph" style:parent-style-name="Standard" style:list-style-name="L3">
      <style:text-properties fo:font-size="11pt" fo:font-style="italic" officeooo:paragraph-rsid="0020b4e8" style:font-size-asian="11pt" style:font-style-asian="italic" style:font-size-complex="11pt" style:font-style-complex="italic"/>
    </style:style>
    <style:style style:name="P59" style:family="paragraph" style:parent-style-name="Standard">
      <style:text-properties fo:font-size="12pt" officeooo:rsid="001e2daa" officeooo:paragraph-rsid="004e0ae8" style:font-size-asian="12pt" style:font-size-complex="12pt"/>
    </style:style>
    <style:style style:name="P60" style:family="paragraph" style:parent-style-name="Standard" style:list-style-name="L3">
      <style:text-properties fo:font-size="12pt" officeooo:paragraph-rsid="004e0ae8" style:font-size-asian="12pt" style:font-size-complex="12pt"/>
    </style:style>
    <style:style style:name="P61" style:family="paragraph" style:parent-style-name="Standard">
      <style:text-properties fo:font-size="12pt" officeooo:rsid="00048e72" officeooo:paragraph-rsid="004e0ae8" style:font-size-asian="12pt" style:font-size-complex="12pt"/>
    </style:style>
    <style:style style:name="P62" style:family="paragraph" style:parent-style-name="Standard">
      <style:text-properties fo:font-size="12pt" officeooo:paragraph-rsid="004e0ae8" style:font-size-asian="12pt" style:font-size-complex="12pt"/>
    </style:style>
    <style:style style:name="P63" style:family="paragraph" style:parent-style-name="Standard" style:list-style-name="L3">
      <style:text-properties fo:font-size="12pt" fo:font-style="italic" officeooo:rsid="001e2daa" officeooo:paragraph-rsid="004e0ae8" style:font-size-asian="12pt" style:font-style-asian="italic" style:font-size-complex="12pt" style:font-style-complex="italic"/>
    </style:style>
    <style:style style:name="P64" style:family="paragraph" style:parent-style-name="Standard" style:list-style-name="L3">
      <style:text-properties fo:font-size="12pt" fo:font-style="italic" officeooo:paragraph-rsid="004e0ae8" style:font-size-asian="12pt" style:font-style-asian="italic" style:font-size-complex="12pt" style:font-style-complex="italic"/>
    </style:style>
    <style:style style:name="P65" style:family="paragraph" style:parent-style-name="Standard">
      <style:paragraph-properties fo:break-before="page"/>
      <style:text-properties officeooo:paragraph-rsid="003e37fb"/>
    </style:style>
    <style:style style:name="P66" style:family="paragraph" style:parent-style-name="Standard">
      <style:paragraph-properties fo:break-before="page"/>
      <style:text-properties fo:font-size="11pt" officeooo:rsid="001e2daa" officeooo:paragraph-rsid="001e2daa" style:font-size-asian="11pt" style:font-size-complex="11pt"/>
    </style:style>
    <style:style style:name="P67" style:family="paragraph" style:parent-style-name="Standard">
      <style:paragraph-properties fo:break-before="page"/>
      <style:text-properties fo:font-size="12pt" officeooo:rsid="001e2daa" officeooo:paragraph-rsid="004e0ae8" style:font-size-asian="12pt" style:font-size-complex="12pt"/>
    </style:style>
    <style:style style:name="T1" style:family="text">
      <style:text-properties officeooo:rsid="00048e72"/>
    </style:style>
    <style:style style:name="T2" style:family="text">
      <style:text-properties style:font-name="Times New Roman" fo:font-style="italic" officeooo:rsid="00048e72" style:font-style-asian="italic" style:font-style-complex="italic"/>
    </style:style>
    <style:style style:name="T3" style:family="text">
      <style:text-properties style:font-name="Times New Roman" fo:font-style="italic" officeooo:rsid="00348cc1" style:font-style-asian="italic" style:font-style-complex="italic"/>
    </style:style>
    <style:style style:name="T4" style:family="text">
      <style:text-properties style:font-name="Times New Roman" fo:font-style="italic" officeooo:rsid="00361702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2daa" style:font-style-asian="italic" style:font-style-complex="italic"/>
    </style:style>
    <style:style style:name="T7" style:family="text">
      <style:text-properties fo:font-style="italic" officeooo:rsid="002796ad" style:font-style-asian="italic" style:font-style-complex="italic"/>
    </style:style>
    <style:style style:name="T8" style:family="text">
      <style:text-properties fo:font-style="italic" officeooo:rsid="00361702" style:font-style-asian="italic" style:font-style-complex="italic"/>
    </style:style>
    <style:style style:name="T9" style:family="text">
      <style:text-properties fo:font-style="italic" officeooo:rsid="004c7c78" style:font-style-asian="italic" style:font-style-complex="italic"/>
    </style:style>
    <style:style style:name="T10" style:family="text">
      <style:text-properties fo:font-style="italic" officeooo:rsid="001f29d6" style:font-style-asian="italic" style:font-style-complex="italic"/>
    </style:style>
    <style:style style:name="T11" style:family="text">
      <style:text-properties fo:font-style="italic" officeooo:rsid="004e0ae8" style:font-style-asian="italic" style:font-style-complex="italic"/>
    </style:style>
    <style:style style:name="T12" style:family="text">
      <style:text-properties officeooo:rsid="000afad0"/>
    </style:style>
    <style:style style:name="T13" style:family="text">
      <style:text-properties style:font-name="Liberation Serif" fo:font-style="italic" officeooo:rsid="000f6fec" style:font-style-asian="italic" style:font-style-complex="italic"/>
    </style:style>
    <style:style style:name="T14" style:family="text">
      <style:text-properties style:font-name="Liberation Serif" fo:font-style="italic" officeooo:rsid="00114628" style:font-style-asian="italic" style:font-style-complex="italic"/>
    </style:style>
    <style:style style:name="T15" style:family="text">
      <style:text-properties style:font-name="Liberation Serif" fo:font-style="italic" officeooo:rsid="00133ebe" style:font-style-asian="italic" style:font-style-complex="italic"/>
    </style:style>
    <style:style style:name="T16" style:family="text">
      <style:text-properties style:font-name="Liberation Serif" fo:font-style="italic" officeooo:rsid="0018434e" style:font-style-asian="italic" style:font-style-complex="italic"/>
    </style:style>
    <style:style style:name="T17" style:family="text">
      <style:text-properties style:font-name="Liberation Serif" fo:font-style="italic" officeooo:rsid="001a46c7" style:font-style-asian="italic" style:font-style-complex="italic"/>
    </style:style>
    <style:style style:name="T18" style:family="text">
      <style:text-properties style:font-name="Liberation Serif" fo:font-style="italic" officeooo:rsid="001c3890" style:font-style-asian="italic" style:font-style-complex="italic"/>
    </style:style>
    <style:style style:name="T19" style:family="text">
      <style:text-properties style:font-name="Liberation Serif" fo:font-style="italic" officeooo:rsid="00286842" style:font-style-asian="italic" style:font-style-complex="italic"/>
    </style:style>
    <style:style style:name="T20" style:family="text">
      <style:text-properties style:font-name="Liberation Serif" fo:font-style="italic" officeooo:rsid="002796ad" style:font-style-asian="italic" style:font-style-complex="italic"/>
    </style:style>
    <style:style style:name="T21" style:family="text">
      <style:text-properties style:font-name="Liberation Serif" fo:font-style="italic" officeooo:rsid="000a67e5" style:font-style-asian="italic" style:font-style-complex="italic"/>
    </style:style>
    <style:style style:name="T22" style:family="text">
      <style:text-properties style:font-name="Liberation Serif" fo:font-style="italic" officeooo:rsid="000afad0" style:font-style-asian="italic" style:font-style-complex="italic"/>
    </style:style>
    <style:style style:name="T23" style:family="text">
      <style:text-properties style:font-name="Liberation Serif" fo:font-style="italic" officeooo:rsid="0036e524" style:font-style-asian="italic" style:font-style-complex="italic"/>
    </style:style>
    <style:style style:name="T24" style:family="text">
      <style:text-properties style:font-name="Liberation Serif" fo:font-style="italic" officeooo:rsid="000b5782" style:font-style-asian="italic" style:font-style-complex="italic"/>
    </style:style>
    <style:style style:name="T25" style:family="text">
      <style:text-properties style:font-name="Liberation Serif" fo:font-style="italic" officeooo:rsid="00374731" style:font-style-asian="italic" style:font-style-complex="italic"/>
    </style:style>
    <style:style style:name="T26" style:family="text">
      <style:text-properties style:font-name="Liberation Serif" fo:font-style="italic" officeooo:rsid="0037ac4a" style:font-style-asian="italic" style:font-style-complex="italic"/>
    </style:style>
    <style:style style:name="T27" style:family="text">
      <style:text-properties style:font-name="Liberation Serif" fo:font-style="italic" officeooo:rsid="0039819b" style:font-style-asian="italic" style:font-style-complex="italic"/>
    </style:style>
    <style:style style:name="T28" style:family="text">
      <style:text-properties style:font-name="Liberation Serif" fo:font-style="italic" officeooo:rsid="003a62a9" style:font-style-asian="italic" style:font-style-complex="italic"/>
    </style:style>
    <style:style style:name="T29" style:family="text">
      <style:text-properties style:font-name="Liberation Serif" fo:font-style="italic" officeooo:rsid="003be795" style:font-style-asian="italic" style:font-style-complex="italic"/>
    </style:style>
    <style:style style:name="T30" style:family="text">
      <style:text-properties style:font-name="Liberation Serif" fo:font-style="italic" officeooo:rsid="00153585" style:font-style-asian="italic" style:font-style-complex="italic"/>
    </style:style>
    <style:style style:name="T31" style:family="text">
      <style:text-properties style:font-name="Liberation Serif" fo:font-style="italic" officeooo:rsid="003c71ce" style:font-style-asian="italic" style:font-style-complex="italic"/>
    </style:style>
    <style:style style:name="T32" style:family="text">
      <style:text-properties style:font-name="Liberation Serif" fo:font-style="italic" officeooo:rsid="003d2326" style:font-style-asian="italic" style:font-style-complex="italic"/>
    </style:style>
    <style:style style:name="T33" style:family="text">
      <style:text-properties style:font-name="Liberation Serif" fo:font-style="italic" officeooo:rsid="003fac93" style:font-style-asian="italic" style:font-style-complex="italic"/>
    </style:style>
    <style:style style:name="T34" style:family="text">
      <style:text-properties style:font-name="Liberation Serif" fo:font-style="italic" officeooo:rsid="00416a23" style:font-style-asian="italic" style:font-style-complex="italic"/>
    </style:style>
    <style:style style:name="T35" style:family="text">
      <style:text-properties style:font-name="Liberation Serif" fo:font-style="italic" officeooo:rsid="00418ed7" style:font-style-asian="italic" style:font-style-complex="italic"/>
    </style:style>
    <style:style style:name="T36" style:family="text">
      <style:text-properties style:font-name="Liberation Serif" fo:font-style="italic" officeooo:rsid="0052e799" style:font-style-asian="italic" style:font-style-complex="italic"/>
    </style:style>
    <style:style style:name="T37" style:family="text">
      <style:text-properties style:font-name="Liberation Serif" fo:font-style="italic" officeooo:rsid="00530ff2" style:font-style-asian="italic" style:font-style-complex="italic"/>
    </style:style>
    <style:style style:name="T38" style:family="text">
      <style:text-properties officeooo:rsid="000b5782"/>
    </style:style>
    <style:style style:name="T39" style:family="text">
      <style:text-properties officeooo:rsid="00153585"/>
    </style:style>
    <style:style style:name="T40" style:family="text">
      <style:text-properties officeooo:rsid="001a46c7"/>
    </style:style>
    <style:style style:name="T41" style:family="text">
      <style:text-properties officeooo:rsid="001c3890"/>
    </style:style>
    <style:style style:name="T42" style:family="text">
      <style:text-properties officeooo:rsid="001e2daa"/>
    </style:style>
    <style:style style:name="T43" style:family="text">
      <style:text-properties officeooo:rsid="001f29d6"/>
    </style:style>
    <style:style style:name="T44" style:family="text">
      <style:text-properties fo:font-variant="normal" fo:text-transform="none" fo:color="#ff0000" loext:opacity="100%" style:font-name="Times New Roman1" fo:font-size="10.1999998092651pt" fo:letter-spacing="normal" fo:font-style="normal" fo:font-weight="bold"/>
    </style:style>
    <style:style style:name="T45" style:family="text">
      <style:text-properties fo:font-variant="normal" fo:text-transform="none" fo:color="#ff0000" loext:opacity="100%" style:font-name="Times New Roman1" fo:font-size="10.1999998092651pt" fo:letter-spacing="normal" fo:font-style="normal" fo:font-weight="bold" officeooo:rsid="002639e6" style:font-style-asian="italic" style:font-style-complex="italic"/>
    </style:style>
    <style:style style:name="T46" style:family="text">
      <style:text-properties officeooo:rsid="00348cc1"/>
    </style:style>
    <style:style style:name="T47" style:family="text">
      <style:text-properties officeooo:rsid="00361702"/>
    </style:style>
    <style:style style:name="T48" style:family="text">
      <style:text-properties officeooo:rsid="0036caf7"/>
    </style:style>
    <style:style style:name="T49" style:family="text">
      <style:text-properties officeooo:rsid="0036e524"/>
    </style:style>
    <style:style style:name="T50" style:family="text">
      <style:text-properties officeooo:rsid="00374731"/>
    </style:style>
    <style:style style:name="T51" style:family="text">
      <style:text-properties officeooo:rsid="0037ac4a"/>
    </style:style>
    <style:style style:name="T52" style:family="text">
      <style:text-properties officeooo:rsid="003a62a9"/>
    </style:style>
    <style:style style:name="T53" style:family="text">
      <style:text-properties officeooo:rsid="003d2326"/>
    </style:style>
    <style:style style:name="T54" style:family="text">
      <style:text-properties officeooo:rsid="003f56dd"/>
    </style:style>
    <style:style style:name="T55" style:family="text">
      <style:text-properties officeooo:rsid="003fac93"/>
    </style:style>
    <style:style style:name="T56" style:family="text">
      <style:text-properties officeooo:rsid="00114628"/>
    </style:style>
    <style:style style:name="T57" style:family="text">
      <style:text-properties officeooo:rsid="00416a23"/>
    </style:style>
    <style:style style:name="T58" style:family="text">
      <style:text-properties officeooo:rsid="00418ed7"/>
    </style:style>
    <style:style style:name="T59" style:family="text">
      <style:text-properties officeooo:rsid="0041a7ba"/>
    </style:style>
    <style:style style:name="T60" style:family="text">
      <style:text-properties officeooo:rsid="0042c03c"/>
    </style:style>
    <style:style style:name="T61" style:family="text">
      <style:text-properties officeooo:rsid="0044842f"/>
    </style:style>
    <style:style style:name="T62" style:family="text">
      <style:text-properties officeooo:rsid="00462ed6"/>
    </style:style>
    <style:style style:name="T63" style:family="text">
      <style:text-properties officeooo:rsid="00499d22"/>
    </style:style>
    <style:style style:name="T64" style:family="text">
      <style:text-properties officeooo:rsid="0049f061"/>
    </style:style>
    <style:style style:name="T65" style:family="text">
      <style:text-properties officeooo:rsid="004adf94"/>
    </style:style>
    <style:style style:name="T66" style:family="text">
      <style:text-properties officeooo:rsid="004c7c78"/>
    </style:style>
    <style:style style:name="T67" style:family="text">
      <style:text-properties officeooo:rsid="004e0ae8"/>
    </style:style>
    <style:style style:name="T68" style:family="text">
      <style:text-properties fo:font-size="12pt" style:font-size-asian="12pt" style:font-size-complex="12pt"/>
    </style:style>
    <style:style style:name="T69" style:family="text">
      <style:text-properties fo:font-size="12pt" officeooo:rsid="001e2daa" style:font-size-asian="12pt" style:font-size-complex="12pt"/>
    </style:style>
    <style:style style:name="T70" style:family="text">
      <style:text-properties fo:font-size="12pt" officeooo:rsid="004e0ae8" style:font-size-asian="12pt" style:font-size-complex="12pt"/>
    </style:style>
    <style:style style:name="T71" style:family="text">
      <style:text-properties fo:font-size="12pt" officeooo:rsid="001f29d6" style:font-size-asian="12pt" style:font-size-complex="12pt"/>
    </style:style>
    <style:style style:name="T72" style:family="text">
      <style:text-properties fo:font-size="12pt" officeooo:rsid="004adf94" style:font-size-asian="12pt" style:font-size-complex="12pt"/>
    </style:style>
    <style:style style:name="T73" style:family="text">
      <style:text-properties fo:font-size="12pt" officeooo:rsid="004c7c78" style:font-size-asian="12pt" style:font-size-complex="12pt"/>
    </style:style>
    <style:style style:name="T74" style:family="text">
      <style:text-properties fo:font-size="12pt" fo:font-style="italic" style:font-size-asian="12pt" style:font-style-asian="italic" style:font-size-complex="12pt" style:font-style-complex="italic"/>
    </style:style>
    <style:style style:name="T75" style:family="text">
      <style:text-properties fo:font-size="12pt" fo:font-style="italic" officeooo:rsid="004e0ae8" style:font-size-asian="12pt" style:font-style-asian="italic" style:font-size-complex="12pt" style:font-style-complex="italic"/>
    </style:style>
    <style:style style:name="T76" style:family="text">
      <style:text-properties fo:font-size="12pt" fo:font-style="italic" officeooo:rsid="001f29d6" style:font-size-asian="12pt" style:font-style-asian="italic" style:font-size-complex="12pt" style:font-style-complex="italic"/>
    </style:style>
    <style:style style:name="T77" style:family="text">
      <style:text-properties fo:font-size="12pt" fo:font-style="italic" officeooo:rsid="004c7c78" style:font-size-asian="12pt" style:font-style-asian="italic" style:font-size-complex="12pt" style:font-style-complex="italic"/>
    </style:style>
    <style:style style:name="T78" style:family="text">
      <style:text-properties fo:font-size="12pt" fo:font-style="italic" officeooo:rsid="005005e0" style:font-size-asian="12pt" style:font-style-asian="italic" style:font-size-complex="12pt" style:font-style-complex="italic"/>
    </style:style>
    <style:style style:name="T79" style:family="text">
      <style:text-properties officeooo:rsid="005005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Lettre à trous </text:span><text:span text:style-name="T17">(</text:span><text:span text:style-name="T18">FACILE</text:span><text:span text:style-name="T17">)</text:span></text:p>
      <text:p text:style-name="P1"/>
      <text:p text:style-name="P3"><text:tab/>Cher Mr Potter,</text:p>
      <text:p text:style-name="P3"><text:tab/>Nous avons été informés qu'un sortilège de <text:span text:style-name="T46">#</text:span> a été utilisé dans votre lieu de résidence ce soir à neuf heures douze.</text:p>
      <text:p text:style-name="P3"><text:tab/>Comme vous le savez, les sorciers de <text:span text:style-name="T47"># #</text:span> ne sont pas autorisés à jeter des sorts en</text:p>
      <text:p text:style-name="P3">dehors de l'école et toute récidive dans l'utilisation de tels sortilèges pourrait entraîner votre</text:p>
      <text:p text:style-name="P3"><text:span text:style-name="T46">#</text:span> de ladite école <text:span text:style-name="T46">[...]</text:span>.</text:p>
      <text:p text:style-name="P4"><text:tab/>Nous vous rappelons également que toute pratique de sorcellerie susceptible d'être remarquée par des membres de la communauté non magique (<text:span text:style-name="T46">#</text:span>) constitue un délit puni par l'article 13 du code du secret établi par la Confédération internationale des mages et sorciers.</text:p>
      <text:p text:style-name="P6"><text:span text:style-name="T2"><text:tab/>En vous souhaitant d'agréables </text:span><text:span text:style-name="T4">#</text:span><text:span text:style-name="T2">, nous vous prions de croire, cher Mr Potter, en l'assurance de nos sentiments distingués.</text:span></text:p>
      <text:p text:style-name="P3"/>
      <text:p text:style-name="P5"><text:span text:style-name="T2"><text:tab/>Mafalda </text:span><text:span text:style-name="T3">#</text:span></text:p>
      <text:p text:style-name="P3"><text:tab/>Service des Usages abusifs de la Magie.</text:p>
      <text:p text:style-name="P3"><text:tab/><text:span text:style-name="T46"># </text:span>de la Magie</text:p>
      <text:p text:style-name="P1"/>
      <text:p text:style-name="P1"/>
      <text:p text:style-name="P42">Mots : <text:tab/><text:tab/><text:span text:style-name="T5">lévitation, premier, </text:span><text:span text:style-name="T8">cycle, </text:span><text:span text:style-name="T5">expulsion, Moldus, </text:span><text:span text:style-name="T8">vacances,</text:span><text:span text:style-name="T5"> Hopkrik, Ministère</text:span></text:p>
      <text:p text:style-name="P13"/>
      <text:p text:style-name="P18">Clé : </text:p>
      <text:p text:style-name="P16">Trouver les mois des évènements de l’année 199<text:span text:style-name="T48">2</text:span>-199<text:span text:style-name="T48">3</text:span> <text:span text:style-name="T39">(tome </text:span><text:span text:style-name="T48">2</text:span><text:span text:style-name="T39">) </text:span><text:span text:style-name="T40">(</text:span><text:span text:style-name="T41">MOYEN</text:span><text:span text:style-name="T40">)</text:span></text:p>
      <text:p text:style-name="P7"/>
      <text:list xml:id="list2095841928" text:style-name="L1">
        <text:list-item>
          <text:p text:style-name="P22">Dobby rend visite à Harry au domicile des Dursley. → <text:span text:style-name="T12">juillet</text:span></text:p>
        </text:list-item>
        <text:list-item>
          <text:p text:style-name="P22"><text:span text:style-name="T55">L</text:span>a famille Weasley, Harry et Hermione font leurs achats de fournitures scolaires sur le Chemin de Traverse.</text:p>
        </text:list-item>
        <text:list-item>
          <text:p text:style-name="P21"><text:span text:style-name="T25">Harry et Ron </text:span><text:span text:style-name="T26">se rendent à Poudlard en voiture volante.</text:span><text:span text:style-name="T21"> → </text:span><text:span text:style-name="T26">septembre</text:span></text:p>
        </text:list-item>
        <text:list-item>
          <text:p text:style-name="P19"><text:span text:style-name="T27">P</text:span><text:span text:style-name="T22">remière victime </text:span><text:span text:style-name="T27">à être</text:span><text:span text:style-name="T22"> pétrifiée </text:span><text:span text:style-name="T27">par le Basilic</text:span><text:span text:style-name="T22">. </text:span><text:span text:style-name="T21">→ </text:span><text:span text:style-name="T23">octobre</text:span></text:p>
        </text:list-item>
        <text:list-item>
          <text:p text:style-name="P24">Harry se fait casser le bras par un Cognard fou. → <text:span text:style-name="T49">novembre</text:span></text:p>
        </text:list-item>
        <text:list-item>
          <text:p text:style-name="P26"><text:span text:style-name="T49">L</text:span><text:span text:style-name="T38">e professeur Lockhart organise </text:span><text:span text:style-name="T49">un club de duel. </text:span><text:span text:style-name="T38">→ </text:span><text:span text:style-name="T49">décembre</text:span></text:p>
        </text:list-item>
        <text:list-item>
          <text:p text:style-name="P25"><text:span text:style-name="T50">Harry et Ron utilisent le Polynectar pour obtenir des informations de Drago Malefoy sur la Chambre des secrets. </text:span><text:s/>→ <text:span text:style-name="T49">décembre</text:span></text:p>
        </text:list-item>
        <text:list-item>
          <text:p text:style-name="P20"><text:span text:style-name="T24">Harry discute avec Tom Jedusor à l'aide du journal intime de ce dernier. → </text:span><text:span text:style-name="T25">février</text:span></text:p>
        </text:list-item>
        <text:list-item>
          <text:p text:style-name="P23">Dumbledore est relevé de ses fonctions et Hagrid est envoyé à Azkaban. → mai</text:p>
        </text:list-item>
        <text:list-item>
          <text:p text:style-name="P23">Harry <text:span text:style-name="T51">sauve</text:span> Ginny Weasley, tue le Basilic et détruit le journal de Jedusor → mai</text:p>
        </text:list-item>
      </text:list>
      <text:p text:style-name="P2"/>
      <text:p text:style-name="P15"><text:span text:style-name="T20">Clé : </text:span><text:span text:style-name="T44"><text:s/></text:span></text:p>
      <text:p text:style-name="P65"><text:span text:style-name="T16">R</text:span><text:span text:style-name="T28">etrouver les victimes pétrifiées </text:span><text:span text:style-name="T29">par le</text:span><text:span text:style-name="T28"> Basilic </text:span><text:span text:style-name="T29">durant l’année 1992-1993 (tome 2)</text:span><text:span text:style-name="T30"> </text:span><text:span text:style-name="T29">dans l’ordre </text:span><text:span text:style-name="T32">chronologique</text:span><text:span text:style-name="T28"> </text:span><text:span text:style-name="T17">(</text:span><text:span text:style-name="T31">DIFFICILE</text:span><text:span text:style-name="T17">)</text:span></text:p>
      <text:p text:style-name="P29"/>
      <text:p text:style-name="P29"/>
      <text:list xml:id="list1544973653" text:style-name="L4">
        <text:list-item>
          <text:p text:style-name="P30"><text:span text:style-name="T54">1ère attaque : </text:span>Miss Teigne</text:p>
        </text:list-item>
        <text:list-item>
          <text:p text:style-name="P31"><text:span text:style-name="T54">2ème attaque : </text:span>Colin Crivey</text:p>
        </text:list-item>
        <text:list-item>
          <text:p text:style-name="P31"><text:span text:style-name="T54">3ème attaque : </text:span>Justin Finch-Fletchley <text:span text:style-name="T54">et </text:span>Nick Quasi-Sans-Tête</text:p>
        </text:list-item>
        <text:list-item>
          <text:p text:style-name="P33">4ème attaque : <text:span text:style-name="T52">Hermione Granger </text:span>et <text:span text:style-name="T52">Pénélope Deauclaire</text:span></text:p>
        </text:list-item>
      </text:list>
      <text:p text:style-name="P9"/>
      <text:p text:style-name="P32">→ gestion des cas simultanés en js (interchangement par ordre <text:span text:style-name="T53">alphabétique</text:span>)</text:p>
      <text:p text:style-name="P9"/>
      <text:p text:style-name="P12"><text:span text:style-name="T16">C</text:span><text:span text:style-name="T19">lé : </text:span></text:p>
      <text:p text:style-name="P17"><text:span text:style-name="T13">Q</text:span><text:span text:style-name="T14">uestions </text:span><text:span text:style-name="T17">(</text:span><text:span text:style-name="T36">diviser en 4</text:span><text:span text:style-name="T37">x</text:span><text:span text:style-name="T36">3</text:span><text:span text:style-name="T17">)</text:span></text:p>
      <text:p text:style-name="P8"/>
      <text:list xml:id="list2347934321" text:style-name="L2">
        <text:list-item>
          <text:p text:style-name="P36"><text:span text:style-name="T14">Combien de Weasley y a-t-il à </text:span><text:span text:style-name="T33">Poudlard</text:span><text:span text:style-name="T14"> </text:span><text:span text:style-name="T35">durant</text:span><text:span text:style-name="T14"> </text:span><text:span text:style-name="T35">l’</text:span><text:span text:style-name="T14">année </text:span><text:span text:style-name="T35">1992-1993 </text:span><text:span text:style-name="T34">(tome 2)</text:span><text:span text:style-name="T14"> ?</text:span></text:p>
          <text:p text:style-name="P34"><text:span text:style-name="T14">→ </text:span><text:span text:style-name="T33">5</text:span></text:p>
        </text:list-item>
        <text:list-item>
          <text:p text:style-name="P35"><text:span text:style-name="T34">Qui sont</text:span> <text:span text:style-name="T57">invités chez les Dursley durant l’été 1992 ?</text:span></text:p>
          <text:p text:style-name="P27">→ <text:span text:style-name="T57">Mason</text:span></text:p>
        </text:list-item>
        <text:list-item>
          <text:p text:style-name="P38">Combien de <text:span text:style-name="T15">Gryffondor</text:span> ont été attaqués <text:span text:style-name="T58">durant </text:span><text:span text:style-name="T35">l’</text:span><text:span text:style-name="T14">année </text:span><text:span text:style-name="T35">1992-1993</text:span> ?</text:p>
          <text:p text:style-name="P39"><text:span text:style-name="T16">→ </text:span><text:span text:style-name="T35">5</text:span></text:p>
        </text:list-item>
        <text:list-item>
          <text:p text:style-name="P37"><text:span text:style-name="T56">Quel est l</text:span><text:span text:style-name="T59">a première</text:span><text:span text:style-name="T56"> </text:span><text:span text:style-name="T59">personne</text:span><text:span text:style-name="T56"> que croisent Harry et Ron lorsqu'ils arrivent à Poudlard </text:span><text:span text:style-name="T60">pour leur deuxième année</text:span><text:span text:style-name="T56"> ?</text:span></text:p>
          <text:p text:style-name="P37">→ <text:span text:style-name="T60">Rogue</text:span></text:p>
        </text:list-item>
        <text:list-item>
          <text:p text:style-name="P37">Quel sortilège lance Rogue <text:span text:style-name="T60">à</text:span> Lockhart lors de l'ouverture du club de duel ?</text:p>
          <text:p text:style-name="P37">→ Expelliarmus <text:span text:style-name="T61">(formule)</text:span></text:p>
        </text:list-item>
        <text:list-item>
          <text:p text:style-name="P43">Quel est le mot de passe permettant d'accéder au bureau de Dumbledore <text:span text:style-name="T35">durant</text:span><text:span text:style-name="T14"> </text:span><text:span text:style-name="T35">l’</text:span><text:span text:style-name="T14">année </text:span><text:span text:style-name="T35">1992-1993 </text:span><text:span text:style-name="T34">(tome 2)</text:span> ?</text:p>
          <text:p text:style-name="P43">→ <text:span text:style-name="T62">Sorbet citron</text:span></text:p>
        </text:list-item>
        <text:list-item>
          <text:p text:style-name="P44">Qui reçoit Mr Malefoy dans la boutique d’accessoires consacrés à la magie noire située dans l'Allée des Embrumes ?</text:p>
          <text:p text:style-name="P44">→ Barjow</text:p>
        </text:list-item>
        <text:list-item>
          <text:p text:style-name="P45">Hormis les propriétés curatives de leurs larmes, quel autre pouvoir possède le Phénix ?</text:p>
          <text:list>
            <text:list-item>
              <text:p text:style-name="P45">Rendre sourd ceux qui entendent son chant</text:p>
            </text:list-item>
            <text:list-item>
              <text:p text:style-name="P45">Transformer un sorcier en animal</text:p>
            </text:list-item>
            <text:list-item>
              <text:p text:style-name="P47"><text:soft-page-break/>Voire l’avenir</text:p>
            </text:list-item>
            <text:list-item>
              <text:p text:style-name="P46">Soulever des charges lourdes</text:p>
            </text:list-item>
            <text:list-item>
              <text:p text:style-name="P47">Pétrifier ceux qui le regarde</text:p>
            </text:list-item>
            <text:list-item>
              <text:p text:style-name="P47">Cracher du feu</text:p>
            </text:list-item>
            <text:list-item>
              <text:p text:style-name="P47">Rendre immortel</text:p>
            </text:list-item>
          </text:list>
        </text:list-item>
        <text:list-item>
          <text:p text:style-name="P47">Quelle est la marque de la voiture volante d’<text:span text:style-name="T63">Arthur</text:span> Weasley ?</text:p>
          <text:p text:style-name="P47">→ <text:span text:style-name="T63">Ford</text:span></text:p>
        </text:list-item>
        <text:list-item>
          <text:p text:style-name="P47">De combien d'années Harry Potter remonte-t-il le temps grâce au journal de Jedusor ?</text:p>
          <text:p text:style-name="P47">→ <text:span text:style-name="T63">50</text:span></text:p>
        </text:list-item>
        <text:list-item>
          <text:p text:style-name="P47">Combien de temps faut-il pour préparer le Polynectar ?</text:p>
          <text:p text:style-name="P47">→ <text:span text:style-name="T64">1 mois</text:span></text:p>
        </text:list-item>
      </text:list>
      <text:p text:style-name="P10"/>
      <text:p text:style-name="P14"><text:span text:style-name="T16">C</text:span><text:span text:style-name="T19">lé : </text:span><text:span text:style-name="T45"><text:s/></text:span></text:p>
      <text:p text:style-name="P66">Qui a dit… <text:span text:style-name="T43">(FACILE)</text:span></text:p>
      <text:p text:style-name="P48"/>
      <text:list xml:id="list293008775" text:style-name="L3">
        <text:list-item>
          <text:p text:style-name="P56">“Vraiment, vous l'avez fait voler ? Et elle a bien marché ? <text:span text:style-name="T67">[...]</text:span>”</text:p>
          <text:p text:style-name="P49"><text:span text:style-name="T42">→ </text:span><text:span text:style-name="T65">Arthur Weasley</text:span><text:span text:style-name="T43"> → </text:span><text:span text:style-name="T65">Weasley</text:span></text:p>
        </text:list-item>
        <text:list-item>
          <text:p text:style-name="P50"><text:span text:style-name="T6">“Pas de vous tuer, Monsieur, surtout pas vous tuer ! [...] Mieux vaut qu'il rentre chez lui grièvement blessé plutôt que de rester ici, Monsieur !”</text:span></text:p>
          <text:p text:style-name="P51"><text:span text:style-name="T42">→ </text:span><text:span text:style-name="T66">Dobby </text:span><text:span text:style-name="T43">→ </text:span><text:span text:style-name="T66">Dobby</text:span></text:p>
        </text:list-item>
        <text:list-item>
          <text:p text:style-name="P57">“Qui peut me dire quelles sont les propriétés de la mandragore ?”</text:p>
          <text:p text:style-name="P51"><text:span text:style-name="T5">→ </text:span><text:span text:style-name="T9">Pomona Chourave</text:span><text:span text:style-name="T10"> → </text:span><text:span text:style-name="T9">Chourave</text:span></text:p>
        </text:list-item>
        <text:list-item>
          <text:p text:style-name="P57">“Mon cher Monsieur, soyez certain que je n'ai aucun plaisir à me trouver dans votre... heu... comment appelez-vous ça ? Une maison ?”</text:p>
          <text:p text:style-name="P51"><text:span text:style-name="T5">→ </text:span><text:span text:style-name="T9">Lucius Malefoy</text:span><text:span text:style-name="T5"> → </text:span><text:span text:style-name="T9">Malefoy</text:span></text:p>
        </text:list-item>
        <text:list-item>
          <text:p text:style-name="P58">“Tu prépares un ballet aérien, Potter ?”</text:p>
          <text:p text:style-name="P51"><text:span text:style-name="T5">→ </text:span><text:span text:style-name="T9">Drago Malefoy</text:span><text:span text:style-name="T5"> → </text:span><text:span text:style-name="T9">Malefoy</text:span></text:p>
        </text:list-item>
        <text:list-item>
          <text:p text:style-name="P57">“J'ai parlé une autre langue ? Je ne m'en suis pas rendu compte... Comment pourrais-je parler une autre langue sans m'en apercevoir ?”</text:p>
          <text:p text:style-name="P52"><text:span text:style-name="T5">→ </text:span><text:span text:style-name="T11">Harry Potter</text:span><text:span text:style-name="T5"> → </text:span><text:span text:style-name="T11">Potter</text:span></text:p>
        </text:list-item>
        <text:list-item>
          <text:p text:style-name="P53"><text:span text:style-name="T5">“Voldemort est à la fois mon passé, mon présent et mon avenir...”</text:span></text:p>
          <text:p text:style-name="P52"><text:span text:style-name="T5">→ </text:span><text:span text:style-name="T11">Tom Jedusor</text:span><text:span text:style-name="T5"> → </text:span><text:span text:style-name="T11">Jedusor</text:span></text:p>
        </text:list-item>
        <text:list-item>
          <text:p text:style-name="P52"><text:span text:style-name="T11">“Ce sont nos choix qui montrent ce que nous sommes vraiment, beaucoup plus que nos aptitudes.”</text:span></text:p>
          <text:p text:style-name="P52"><text:span text:style-name="T11">→ Albus Dumbledore → Dumbledore</text:span></text:p>
        </text:list-item>
      </text:list>
      <text:p text:style-name="P54"/>
      <text:p text:style-name="P55"><text:span text:style-name="T7">Clé : </text:span></text:p>
      <text:p text:style-name="P67">Qui a dit… <text:span text:style-name="T43">(</text:span><text:span text:style-name="T67">DIFFI</text:span><text:span text:style-name="T43">CILE)</text:span></text:p>
      <text:p text:style-name="P59"/>
      <text:list xml:id="list3247486777758" text:continue-numbering="true" text:style-name="L3">
        <text:list-item>
          <text:p text:style-name="P63">“Etonnant ! Vraiment étonnant ! On dirait de la magie !”</text:p>
          <text:p text:style-name="P40"><text:span text:style-name="T69">→ </text:span><text:span text:style-name="T70">Gilderoy Lockhart</text:span><text:span text:style-name="T71"> → </text:span><text:span text:style-name="T70">Lockhart</text:span><text:span text:style-name="T71"> </text:span></text:p>
        </text:list-item>
        <text:list-item>
          <text:p text:style-name="P60"><text:span text:style-name="T6">“Tu crois que... ça ne te dérangerait pas si... si je prenais une photo de toi ?”</text:span></text:p>
          <text:p text:style-name="P40"><text:span text:style-name="T69">→ </text:span><text:span text:style-name="T70">Colin Crivey</text:span><text:span text:style-name="T73"> </text:span><text:span text:style-name="T71">→ </text:span><text:span text:style-name="T70">Crivey</text:span></text:p>
        </text:list-item>
        <text:list-item>
          <text:p text:style-name="P64">“Innocent tant qu'on n'a pas prouvé sa culpabilité.”</text:p>
          <text:p text:style-name="P40"><text:span text:style-name="T74">→ </text:span><text:span text:style-name="T75">Albus Dumbledore</text:span><text:span text:style-name="T76"> → </text:span><text:span text:style-name="T75">Dumbledore</text:span></text:p>
        </text:list-item>
        <text:list-item>
          <text:p text:style-name="P64">“Potter, voilà encore une de tes ruses, Décidément, tuer les élèves, ça t'amuse...”</text:p>
          <text:p text:style-name="P60"><text:span text:style-name="T5">→ </text:span><text:span text:style-name="T11">Peeves</text:span><text:span text:style-name="T5"> → </text:span><text:span text:style-name="T11">Peeves</text:span></text:p>
        </text:list-item>
        <text:list-item>
          <text:p text:style-name="P64">“La renommée est une amie bien peu fidèle.”</text:p>
          <text:p text:style-name="P60"><text:span text:style-name="T6">→ </text:span><text:span text:style-name="T11">Gilderoy Lockhart</text:span><text:span text:style-name="T10"> → </text:span><text:span text:style-name="T11">Lockhart</text:span></text:p>
        </text:list-item>
        <text:list-item>
          <text:p text:style-name="P64">“Ne jamais se fier à quelque chose capable d'agir et de penser tout seul si on ne vois pas où se trouve son cerveau.”</text:p>
          <text:p text:style-name="P40"><text:span text:style-name="T76">→ </text:span><text:span text:style-name="T75">Arthur Weasley</text:span><text:span text:style-name="T76"> → </text:span><text:span text:style-name="T75">Weasley</text:span></text:p>
        </text:list-item>
        <text:list-item>
          <text:p text:style-name="P60"><text:span text:style-name="T5">“Vous l'avez tuée ! Et maintenant, c'est moi qui vais vous tuer !”</text:span></text:p>
          <text:p text:style-name="P41"><text:span text:style-name="T74">→ </text:span><text:span text:style-name="T78">Argus Rusard</text:span><text:span text:style-name="T74"> →</text:span><text:span text:style-name="T75"> </text:span><text:span text:style-name="T78">Rusard</text:span></text:p>
        </text:list-item>
      </text:list>
      <text:p text:style-name="P61"/>
      <text:p text:style-name="P62"><text:span text:style-name="T7">Clé :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roid Sans" svg:font-family="'Droid Sans'"/>
    <style:font-face style:name="Mangal1" svg:font-family="Mangal"/>
    <style:font-face style:name="Open Sans" svg:font-family="'Open Sans', sans-serif"/>
    <style:font-face style:name="Spartan" svg:font-family="Spartan, Roboto, sans-serif"/>
    <style:font-face style:name="Times New Roman1" svg:font-family="'Times New Roman'"/>
    <style:font-face style:name="apple-system" svg:font-family="apple-system, BlinkMacSystemFont, 'SF Pro Display', 'Segoe UI', Roboto, Oxygen, Ubuntu, Cantarell, 'Fira Sans', 'Droid Sans', 'Helvetica Neue', sans-serif"/>
    <style:font-face style:name="oswald" svg:font-family="oswald, sans-serif"/>
    <style:font-face style:name="rubik" svg:font-family="rubik, helvetica, arial, sans-serif"/>
    <style:font-face style:name="sans-serif" svg:font-family="sans-serif"/>
    <style:font-face style:name="trebuchet ms" svg:font-family="'trebuchet ms'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3-02-20T00:32:38.808000000</dc:date>
    <meta:editing-duration>PT6H11M24S</meta:editing-duration>
    <meta:editing-cycles>55</meta:editing-cycles>
    <meta:document-statistic meta:table-count="0" meta:image-count="0" meta:object-count="0" meta:page-count="7" meta:paragraph-count="96" meta:word-count="946" meta:character-count="5044" meta:non-whitespace-character-count="4246"/>
  </office:meta>
</office:document-meta>
</file>